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7bc" officeooo:paragraph-rsid="0006e7bc"/>
    </style:style>
    <style:style style:name="P2" style:family="paragraph" style:parent-style-name="Standard">
      <style:text-properties officeooo:rsid="0006f5f1" officeooo:paragraph-rsid="0006f5f1"/>
    </style:style>
    <style:style style:name="P3" style:family="paragraph" style:parent-style-name="Standard">
      <style:text-properties officeooo:rsid="00070353" officeooo:paragraph-rsid="00070353"/>
    </style:style>
    <style:style style:name="P4" style:family="paragraph" style:parent-style-name="Standard">
      <style:text-properties officeooo:rsid="0006e7bc" officeooo:paragraph-rsid="0006e7bc"/>
    </style:style>
    <style:style style:name="P5" style:family="paragraph" style:parent-style-name="Standard">
      <style:text-properties officeooo:rsid="001364ad" officeooo:paragraph-rsid="001364ad"/>
    </style:style>
    <style:style style:name="T1" style:family="text">
      <style:text-properties officeooo:rsid="000deab4"/>
    </style:style>
    <style:style style:name="T2" style:family="text">
      <style:text-properties officeooo:rsid="001031bc"/>
    </style:style>
    <style:style style:name="T3" style:family="text">
      <style:text-properties officeooo:rsid="0011e138"/>
    </style:style>
    <style:style style:name="T4" style:family="text">
      <style:text-properties officeooo:rsid="0015c7a6"/>
    </style:style>
    <style:style style:name="T5" style:family="text">
      <style:text-properties officeooo:rsid="001aa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problèmes à régler pour le projet de traitement de données :</text:p>
      <text:p text:style-name="P1"/>
      <text:p text:style-name="P1"/>
      <text:p text:style-name="P5">°Mieux faire la création des pays : proposer de remplir les critères de base</text:p>
      <text:p text:style-name="P2"/>
      <text:p text:style-name="P3"><text:span text:style-name="T4">°</text:span>Ordre alphabéthique pour la liste des pay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42:59.142825609</meta:creation-date>
    <dc:date>2020-04-06T17:35:33.686648426</dc:date>
    <meta:editing-duration>PT2H41M33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5" meta:character-count="191" meta:non-whitespace-character-count="159"/>
  </office:meta>
</office:document-meta>
</file>